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0.2173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13"/>
        <table:table-column table:style-name="co4" table:default-cell-style-name="ce13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物件レビュー概要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2022年5月31日現在</text:p>
          </table:table-cell>
          <table:table-cell table:number-columns-repeated="14"/>
        </table:table-row>
        <table:table-row table:style-name="ro3">
          <table:table-cell table:style-name="ce14" office:value-type="string" calcext:value-type="string">
            <text:p>#</text:p>
          </table:table-cell>
          <table:table-cell table:style-name="ce17" office:value-type="string" calcext:value-type="string">
            <text:p>都道府県</text:p>
          </table:table-cell>
          <table:table-cell table:style-name="ce17" office:value-type="string" calcext:value-type="string">
            <text:p>区域</text:p>
          </table:table-cell>
          <table:table-cell table:style-name="ce17" office:value-type="string" calcext:value-type="string">
            <text:p>種類</text:p>
          </table:table-cell>
          <table:table-cell table:style-name="ce14" office:value-type="string" calcext:value-type="string">
            <text:p>建築年</text:p>
          </table:table-cell>
          <table:table-cell table:style-name="ce14" office:value-type="string" calcext:value-type="string">
            <text:p>総面積</text:p>
            <text:p>(平米）</text:p>
          </table:table-cell>
          <table:table-cell table:style-name="ce21" office:value-type="string" calcext:value-type="string">
            <text:p>価格</text:p>
            <text:p><text:span text:style-name="T1">(円)</text:span></text:p>
          </table:table-cell>
          <table:table-cell table:style-name="ce21" office:value-type="string" calcext:value-type="string">
            <text:p>単価</text:p>
            <text:p><text:span text:style-name="T1">(円/平米</text:span>)</text:p>
          </table:table-cell>
          <table:table-cell/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17" office:value-type="string" calcext:value-type="string">
            <text:p>物件名</text:p>
          </table:table-cell>
        </table:table-row>
        <table:table-row table:style-name="ro1" table:number-rows-repeated="2">
          <table:table-cell table:style-name="ce16"/>
          <table:table-cell table:style-name="ce19" table:number-columns-repeated="3"/>
          <table:table-cell table:style-name="ce16" table:number-columns-repeated="2"/>
          <table:table-cell table:style-name="ce22" table:number-columns-repeated="2"/>
          <table:table-cell table:style-name="ce19" table:number-columns-repeated="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19"/>
        </table:table-row>
        <table:table-row table:style-name="ro1" table:number-rows-repeated="104856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16:09:39.250955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8:11:11.048385438</meta:creation-date>
    <dc:date>2022-06-11T16:01:48.923461367</dc:date>
    <meta:editing-duration>PT54M39S</meta:editing-duration>
    <meta:editing-cycles>9</meta:editing-cycles>
    <meta:generator>LibreOffice/6.4.7.2$Linux_X86_64 LibreOffice_project/40$Build-2</meta:generator>
    <meta:document-statistic meta:table-count="1" meta:cell-count="15" meta:object-count="0"/>
  </office:meta>
</office:document-meta>
</file>